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4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14.49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3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Yrs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Instanc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Option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Forgotten password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ntenance Mod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ug Report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ookie Policy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nit Test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line SVG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ler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ject build environment to API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/>
          <table:table-cell office:value-type="string" calcext:value-type="string">
            <text:p>Probably needs tweaking. Very dirty ATM.</text:p>
          </table:table-cell>
          <table:table-cell table:style-name="Default" table:number-columns-repeated="16378"/>
        </table:table-row>
        <table:table-row table:style-name="ro2">
          <table:table-cell office:value-type="string" calcext:value-type="string">
            <text:p>Upload Images</text:p>
          </table:table-cell>
          <table:table-cell table:style-name="ce2"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Add templates from puzzle screen</text:p>
          </table:table-cell>
          <table:table-cell office:value-type="string" calcext:value-type="string">
            <text:p>Bet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User Promotion Command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Tabs Resizing event</text:p>
          </table:table-cell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Check all registration and forgotten password emails for mail.conundrumcodex.com sender domain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emove dummy Slideshow element.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Set up Backup scripts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otate credentials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iltering suspects</text:p>
          </table:table-cell>
          <table:table-cell office:value-type="string" calcext:value-type="string">
            <text:p>Bet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3" table:number-rows-repeated="1048545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calcext:conditional-formats>
          <calcext:conditional-format calcext:target-range-address="Tasks.E2:Tasks.E10 Tasks.D1:Tasks.D30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User car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/>
          <table:table-cell table:style-name="ce12" table:content-validation-name="val2" office:value-type="string" calcext:value-type="string">
            <text:p>BUG</text:p>
          </table:table-cell>
          <table:table-cell table:style-name="ce7" office:value-type="string" calcext:value-type="string">
            <text:p>Fix layout in Mobile View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Games Gar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/>
          <table:table-cell table:style-name="ce7" table:content-validation-name="val2" office:value-type="string" calcext:value-type="string">
            <text:p>BUG</text:p>
          </table:table-cell>
          <table:table-cell table:style-name="ce7" office:value-type="string" calcext:value-type="string">
            <text:p>Fix layout in Mobile View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BTN GROUP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/>
          <table:table-cell table:content-validation-name="val2" office:value-type="string" calcext:value-type="string">
            <text:p>BUG</text:p>
          </table:table-cell>
          <table:table-cell office:value-type="string" calcext:value-type="string">
            <text:p>btn group column layout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Alphabet hid mobil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/>
          <table:table-cell table:style-name="ce7" table:content-validation-name="val2" office:value-type="string" calcext:value-type="string">
            <text:p>Improvement</text:p>
          </table:table-cell>
          <table:table-cell table:style-name="ce7" office:value-type="string" calcext:value-type="string">
            <text:p>Hide the alphabet jump view in Mobile.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Fading notification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/>
          <table:table-cell table:style-name="ce7" table:content-validation-name="val2" office:value-type="string" calcext:value-type="string">
            <text:p>Improvement</text:p>
          </table:table-cell>
          <table:table-cell table:style-name="ce7" office:value-type="string" calcext:value-type="string">
            <text:p>Make notifications fade automatically.</text:p>
          </table:table-cell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 table:number-rows-repeated="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4" table:number-rows-repeated="5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 table:number-rows-repeated="1048559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1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 style:data-style-name="N2" text:time-value="20:50:39.6267758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 Baynham</meta:initial-creator>
    <meta:creation-date>2025-07-15T08:24:58</meta:creation-date>
    <dc:date>2025-12-29T20:51:03.687640581</dc:date>
    <meta:generator>LibreOffice/25.8.3.2$Linux_X86_64 LibreOffice_project/580$Build-2</meta:generator>
    <meta:editing-duration>PT8H52M45S</meta:editing-duration>
    <meta:editing-cycles>21</meta:editing-cycles>
    <meta:document-statistic meta:table-count="2" meta:cell-count="153" meta:object-count="0"/>
    <meta:user-defined meta:name="AppVersion">16.0300</meta:user-defined>
  </office:meta>
</office:document-meta>
</file>